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1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fo:color="#000000" style:font-name="Times New Roman1" fo:font-size="11pt" fo:letter-spacing="normal" fo:font-style="normal" fo:font-weight="normal" fo:background-color="transparent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2" fo:font-size="11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1" fo:font-size="11pt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1" fo:font-size="11pt" fo:font-style="italic" style:font-size-asian="11pt" style:font-size-complex="11pt"/>
    </style:style>
    <style:style style:name="P10" style:family="paragraph" style:parent-style-name="Text_20_body">
      <style:paragraph-properties fo:margin-left="3.75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style:font-name="Times New Roman2" fo:font-size="11pt" fo:font-style="normal" fo:font-weight="normal"/>
    </style:style>
    <style:style style:name="P11" style:family="paragraph" style:parent-style-name="Text_20_body">
      <style:paragraph-properties fo:margin-left="3.75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fo:color="#000000" style:font-name="Times New Roman2" fo:font-size="11pt" fo:letter-spacing="normal" fo:font-style="normal" fo:font-weight="normal"/>
    </style:style>
    <style:style style:name="P12" style:family="paragraph" style:parent-style-name="Text_20_body">
      <style:paragraph-properties fo:margin-left="3.75cm" fo:margin-right="0cm" fo:margin-top="0cm" fo:margin-bottom="0cm" loext:contextual-spacing="false" fo:line-height="115%" fo:text-align="justify" style:justify-single-word="false" fo:text-indent="0cm" style:auto-text-indent="false"/>
      <style:text-properties fo:font-variant="normal" fo:text-transform="none" fo:color="#000000" style:font-name="Times New Roman2" fo:font-size="11pt" fo:letter-spacing="normal" fo:font-style="normal" fo:font-weight="normal" fo:background-color="transparent"/>
    </style:style>
    <style:style style:name="P13" style:family="paragraph" style:parent-style-name="Text_20_body">
      <style:paragraph-properties fo:margin-left="3.75cm" fo:margin-right="0cm" fo:line-height="115%" fo:text-align="justify" style:justify-single-word="false" fo:text-indent="0cm" style:auto-text-indent="false"/>
      <style:text-properties fo:font-variant="normal" fo:text-transform="none" fo:color="#000000" style:font-name="Times New Roman2" fo:font-size="11pt" fo:letter-spacing="normal" fo:font-style="normal" fo:font-weight="normal" fo:background-color="transparent"/>
    </style:style>
    <style:style style:name="T1" style:family="text">
      <style:text-properties fo:color="#000000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stos etc.</text:p>
      <text:p text:style-name="P6">Tratam os autos de execução de pena em que a apenada pugnou pela retificação da guia, alegando atender aos requisitos do § 3º do art. 112 da LEP. </text:p>
      <text:p text:style-name="P6">Interveio o Ministério Público opinando pelo deferimento do pedido (evento 44).</text:p>
      <text:p text:style-name="P6">Relatados.</text:p>
      <text:p text:style-name="P6">A Lei de Execução Penal cria, no art. 112, § 3º, lapso diferenciado para progressão de regime que beneficia as mulheres que, cumulativamente, atendam a determinados requisitos.</text:p>
      <text:p text:style-name="P6">Transcrevo:</text:p>
      <text:p text:style-name="P10"><text:span text:style-name="T1">Art. 112. A pena privativa de liberdade será executada em forma progressiva com a transferência para regime menos rigoroso, a ser determinada pelo juiz, quando o preso tiver cumprido ao menos:</text:span> </text:p>
      <text:p text:style-name="P10">(…)</text:p>
      <text:p text:style-name="P11">§ 3º No caso de mulher gestante ou que for mãe ou responsável por crianças ou pessoas com deficiência, os requisitos para progressão de regime são, cumulativamente:</text:p>
      <text:p text:style-name="P12">I - não ter cometido crime com violência ou grave ameaça a pessoa;</text:p>
      <text:p text:style-name="P12">II - não ter cometido o crime contra seu filho ou dependente;</text:p>
      <text:p text:style-name="P12">III - ter cumprido ao menos 1/8 (um oitavo) da pena no regime anterior;</text:p>
      <text:p text:style-name="P12">IV - ser primária e ter bom comportamento carcerário, comprovado pelo diretor do estabelecimento; </text:p>
      <text:p text:style-name="P13">V - não ter integrado organização criminosa.</text:p>
      <text:p text:style-name="P4">É o caso da apenada, conforme documentos acostados nos autos nos eventos 31, 52 e 54.</text:p>
      <text:p text:style-name="P6">Isto posto, atendendo a apenada cumulativamente a todos os requisitos previstos no § 3º do art. 112 da Lei de Execução Penal, defiro o pedido do evento 31 e determino a retificação da GEP para fazer constar a fração de 1/8 para o cálculo da progressão de regime.</text:p>
      <text:p text:style-name="P6">P.R.I.Atualize-se a GEP. Ciência ao MP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10:14:52.103000000</meta:creation-date>
    <dc:date>2023-01-10T10:17:30.997000000</dc:date>
    <meta:editing-duration>PT2M39S</meta:editing-duration>
    <meta:editing-cycles>1</meta:editing-cycles>
    <meta:document-statistic meta:table-count="0" meta:image-count="0" meta:object-count="0" meta:page-count="1" meta:paragraph-count="17" meta:word-count="259" meta:character-count="1519" meta:non-whitespace-character-count="1274"/>
    <meta:generator>LibreOffice/5.3.1.2$Windows_X86_64 LibreOffice_project/e80a0e0fd1875e1696614d24c32df0f95f03deb2</meta:generator>
  </office:meta>
</office:document-meta>
</file>